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875in" table:align="left"/>
    </style:style>
    <style:style style:name="Table1.A" style:family="table-column">
      <style:table-column-properties style:column-width="3.8153in"/>
    </style:style>
    <style:style style:name="Table1.B" style:family="table-column">
      <style:table-column-properties style:column-width="3.0597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officeooo:rsid="00012362" officeooo:paragraph-rsid="00012362"/>
    </style:style>
    <style:style style:name="P2" style:family="paragraph" style:parent-style-name="Standard">
      <style:paragraph-properties fo:text-align="start" style:justify-single-word="false"/>
      <style:text-properties officeooo:rsid="00016de3" officeooo:paragraph-rsid="00012362"/>
    </style:style>
    <style:style style:name="P3"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rsid="00016de3" officeooo:paragraph-rsid="00016de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rsid="00016de3" officeooo:paragraph-rsid="000338b1"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rsid="000338b1" officeooo:paragraph-rsid="000338b1"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rsid="000595ab" officeooo:paragraph-rsid="000595ab"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bold" officeooo:rsid="00016de3" officeooo:paragraph-rsid="00016de3"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paragraph-properties fo:text-align="start" style:justify-single-word="false"/>
      <style:text-properties officeooo:paragraph-rsid="000595ab"/>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paragraph-rsid="000338b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weight="bold" officeooo:rsid="00016de3" officeooo:paragraph-rsid="00012362" style:font-weight-asian="bold" style:font-weight-complex="bold"/>
    </style:style>
    <style:style style:name="P12" style:family="paragraph" style:parent-style-name="Text_20_body">
      <style:text-properties officeooo:paragraph-rsid="000338b1"/>
    </style:style>
    <style:style style:name="P13" style:family="paragraph" style:parent-style-name="Standard" style:list-style-name="L1">
      <style:paragraph-properties fo:text-align="start" style:justify-single-word="false"/>
      <style:text-properties officeooo:rsid="00016de3" officeooo:paragraph-rsid="00012362"/>
    </style:style>
    <style:style style:name="P14" style:family="paragraph" style:parent-style-name="Standard">
      <style:paragraph-properties fo:text-align="start" style:justify-single-word="false"/>
      <style:text-properties officeooo:rsid="00016de3" officeooo:paragraph-rsid="00012362"/>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rsid="00016de3" officeooo:paragraph-rsid="000595ab"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rsid="00016de3" officeooo:paragraph-rsid="00016de3"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rsid="00016de3" officeooo:paragraph-rsid="000338b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rsid="00016de3" officeooo:paragraph-rsid="000bb05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rsid="00061110" officeooo:paragraph-rsid="00061110"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rsid="0008a4f1" officeooo:paragraph-rsid="0008a4f1"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rsid="0008a89f" officeooo:paragraph-rsid="0008a89f"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bold" officeooo:rsid="0008a4f1" officeooo:paragraph-rsid="0008a4f1"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bold" officeooo:rsid="00016de3" officeooo:paragraph-rsid="000338b1"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bold" officeooo:rsid="00016de3" officeooo:paragraph-rsid="0009a8ca"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bold" officeooo:rsid="000bb05c" officeooo:paragraph-rsid="000bb05c"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Standard">
      <style:paragraph-properties fo:text-align="start" style:justify-single-word="false"/>
      <style:text-properties officeooo:rsid="00061110" officeooo:paragraph-rsid="00061110"/>
    </style:style>
    <style:style style:name="P27" style:family="paragraph" style:parent-style-name="Standard">
      <style:paragraph-properties fo:text-align="start" style:justify-single-word="false"/>
      <style:text-properties officeooo:rsid="000dddbd" officeooo:paragraph-rsid="000dddbd"/>
    </style:style>
    <style:style style:name="P28" style:family="paragraph" style:parent-style-name="Text_20_body">
      <style:text-properties officeooo:rsid="0009a8ca" officeooo:paragraph-rsid="0009a8ca"/>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rsid="00115e9a" officeooo:paragraph-rsid="00115e9a"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rsid="0014cd28" officeooo:paragraph-rsid="0014cd28"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Nimbus Roman" fo:font-size="12pt" fo:font-style="normal" fo:text-shadow="none" style:text-underline-style="none" fo:font-weight="normal" officeooo:rsid="00190587" officeooo:paragraph-rsid="00190587"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color="#000000" style:text-outline="false" style:text-line-through-style="none" style:text-line-through-type="none" style:font-name="Nimbus Roman" fo:font-size="12pt" fo:font-style="normal" fo:text-shadow="none" style:text-underline-style="none" fo:font-weight="normal" officeooo:rsid="00016de3" style:font-size-asian="12pt" style:font-style-asian="normal" style:font-weight-asian="normal" style:font-size-complex="12pt" style:font-style-complex="normal" style:font-weight-complex="normal" style:text-overline-style="none" style:text-overline-color="font-color"/>
    </style:style>
    <style:style style:name="T2" style:family="text">
      <style:text-properties fo:color="#000000" style:text-outline="false" style:text-line-through-style="none" style:text-line-through-type="none" style:font-name="Nimbus Roman" fo:font-size="12pt" fo:font-style="normal" fo:text-shadow="none" style:text-underline-style="none" fo:font-weight="normal" officeooo:rsid="000338b1"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font-weight="normal" style:font-weight-asian="normal" style:font-weight-complex="normal"/>
    </style:style>
    <style:style style:name="T4" style:family="text">
      <style:text-properties fo:font-weight="normal" officeooo:rsid="0004af01" style:font-weight-asian="normal" style:font-weight-complex="normal"/>
    </style:style>
    <style:style style:name="T5" style:family="text">
      <style:text-properties fo:font-weight="normal" officeooo:rsid="0009a8ca" style:font-weight-asian="normal" style:font-weight-complex="normal"/>
    </style:style>
    <style:style style:name="T6" style:family="text">
      <style:text-properties fo:font-weight="normal" officeooo:rsid="000a3c5a" style:font-weight-asian="normal" style:font-weight-complex="normal"/>
    </style:style>
    <style:style style:name="T7" style:family="text">
      <style:text-properties fo:font-weight="normal" officeooo:rsid="000bb05c" style:font-weight-asian="normal" style:font-weight-complex="normal"/>
    </style:style>
    <style:style style:name="T8" style:family="text">
      <style:text-properties fo:font-weight="normal" officeooo:rsid="000c883a" style:font-weight-asian="normal" style:font-weight-complex="normal"/>
    </style:style>
    <style:style style:name="T9" style:family="text">
      <style:text-properties fo:font-weight="normal" officeooo:rsid="000dddbd"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016de3" style:font-weight-asian="bold" style:font-weight-complex="bold"/>
    </style:style>
    <style:style style:name="T12" style:family="text">
      <style:text-properties officeooo:rsid="000338b1"/>
    </style:style>
    <style:style style:name="T13" style:family="text">
      <style:text-properties officeooo:rsid="000595ab"/>
    </style:style>
    <style:style style:name="T14" style:family="text">
      <style:text-properties officeooo:rsid="00061110"/>
    </style:style>
    <style:style style:name="T15" style:family="text">
      <style:text-properties officeooo:rsid="0008a4f1"/>
    </style:style>
    <style:style style:name="T16" style:family="text">
      <style:text-properties officeooo:rsid="0008a89f"/>
    </style:style>
    <style:style style:name="T17" style:family="text">
      <style:text-properties officeooo:rsid="0009a8ca"/>
    </style:style>
    <style:style style:name="T18" style:family="text">
      <style:text-properties officeooo:rsid="000bb05c"/>
    </style:style>
    <style:style style:name="T19" style:family="text">
      <style:text-properties officeooo:rsid="000dddbd"/>
    </style:style>
    <style:style style:name="T20" style:family="text">
      <style:text-properties officeooo:rsid="00115e9a"/>
    </style:style>
    <style:style style:name="T21" style:family="text">
      <style:text-properties officeooo:rsid="0012e411"/>
    </style:style>
    <style:style style:name="T22" style:family="text">
      <style:text-properties officeooo:rsid="001aae8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erview guide</text:p>
      <text:p text:style-name="P1"/>
      <text:p text:style-name="P2">T&amp;C:</text:p>
      <text:p text:style-name="P2"/>
      <text:list xml:id="list1605530287" text:style-name="L1">
        <text:list-item>
          <text:p text:style-name="P13">First off, thanks for participating in this interview. Critical pedagogy (CP) in CS education is a rather small community so I really appreciate you taking the time to participate in this interview.</text:p>
        </text:list-item>
        <text:list-item>
          <text:p text:style-name="P13">We are doing this interview to understand how cs teachers understand and implement critical pedagogy in their teaching.</text:p>
        </text:list-item>
        <text:list-item>
          <text:p text:style-name="P13">[if consented to recording call] As you agreed to in the consent form, this call is recorded to help me remember what was said. This conversation will be transcribed by me and a copy of the transcription will be sent to you to make sure I properly captured what was said during the interview.</text:p>
        </text:list-item>
        <text:list-item>
          <text:p text:style-name="P13">I will [also] be taking notes during this call.</text:p>
        </text:list-item>
        <text:list-item>
          <text:p text:style-name="P13">All materials will be kept on an encrypted, pass<text:span text:style-name="T13">word</text:span> protected hard drive, and if sent between me and my supervisor it will be encrypted. You will be coded in our data analysis and made aware of your code. </text:p>
        </text:list-item>
        <text:list-item>
          <text:p text:style-name="P13">There is a possibility that at some point during the interview you may feel uncomfortable. In such a case, you may refuse to answer any questions and you are free to stop the interview at any time.</text:p>
        </text:list-item>
        <text:list-item>
          <text:p text:style-name="P13">Interviews are a great way to reflect on your teaching and share your experiences with others. Thanks again for taking the time to be part of this research.</text:p>
        </text:list-item>
      </text:list>
      <text:p text:style-name="P2"/>
      <text:p text:style-name="P11">Before we begin, do you have any questions for me?</text:p>
      <text:p text:style-name="P2"/>
      <text:p text:style-name="P26">No <text:s/>but comments – happy to make influences and share! </text:p>
      <text:p text:style-name="P26"/>
      <text:p text:style-name="P2">Let's begin:</text:p>
      <text:p text:style-name="P2"/>
      <text:p text:style-name="P2"/>
      <table:table table:name="Table1" table:style-name="Table1">
        <table:table-column table:style-name="Table1.A"/>
        <table:table-column table:style-name="Table1.B"/>
        <table:table-row>
          <table:table-cell table:style-name="Table1.A1" table:number-columns-spanned="2" office:value-type="string">
            <text:p text:style-name="P7">1. what is your understanding of critical pedagogy?</text:p>
            <text:p text:style-name="P3">- <text:span text:style-name="T14">Good question. Thru lived experience – both parents are immigrants from mexico and professors. Only ones in their family to graduate from highschool. Only ones to pursue higher education,. Both parents teaching linguistics. Foundations are in Latin America literature. Critical pedagogy, movement making, theoretical foundations of civic engagement. All part of my upbringing. Recently retired.</text:span></text:p>
            <text:p text:style-name="P3"/>
            <text:p text:style-name="P19">Engaging in the reading and books from parents – equity, civic engagement. In high school, became involved in student politics. BA in ethnic studies – MA Fine arts, Grad degree in digital practice. Thesis around emerging technology – using tech to engage in critical dialogue. How technology impacts civic life and power: amplify thru use of technology, and creator of technology → helping solve problems in their community. </text:p>
            <text:p text:style-name="P19"/>
            <text:p text:style-name="P19">Within our company → this is what we use to make our foundation. Code society →<text:span text:style-name="T15"> not about helping consumers consumer, but about having an impact in society through a critical perspective. Huge lacking myth in tech world. Bringing liberal arts practice in the tech world. </text:span></text:p>
          </table:table-cell>
          <table:covered-table-cell/>
        </table:table-row>
        <table:table-row>
          <table:table-cell table:style-name="Table1.A2" table:number-columns-spanned="2" office:value-type="string">
            <text:p text:style-name="P3">a. [follow up] what is not part of your understanding of cp?</text:p>
            <text:p text:style-name="P3">→<text:span text:style-name="T15"> fundamentally and history: there is no critical lense. If an educator or student → no questioning, no </text:span><text:soft-page-break/><text:span text:style-name="T15">fundamental questions about root and context of a piece of information you’re engaging with, or analysis where this content comes from, that’s not critical pedagogy. My belief: everything exists in context, historical context. Things are influenced what comes before and what comes after. Things don’t just exist in isolation → that is no critical. Questioning what we believe is true, what is fact. In engineering, so much of what science is “facts”. Everything exists in context, and you need to incorporate the context in your teach, or encourage your young people to derive their own answers</text:span></text:p>
            <text:p text:style-name="P3"/>
            <text:p text:style-name="P3">“<text:span text:style-name="T15">step out of the way” “emparting all this knowledge to your student” moving out of the way for students to explore, question → engagement. </text:span></text:p>
            <text:p text:style-name="P3"/>
            <text:p text:style-name="P20">Related: we live in a racialized, gendered, capitalistic society. This is our context. Religious, sexual, gendered, racial, so on. If we assume those institutions are bias-less we are doing a disservice to out students and our country. </text:p>
            <text:p text:style-name="P20"/>
            <text:p text:style-name="P22">→ so how is this implemented? How does this change your teaching?</text:p>
            <text:p text:style-name="P3"/>
            <text:p text:style-name="P20">WE design experiences where students engage in content and make conclusions in their own way. Code society we use hip hop to teaching coding. Not teaching a language → pre coding context. So much was so tech focused in STEM, there needs to be a step before that → computational thinking. Engage CT concepts, translate them using hip hop music and lyrics. </text:p>
            <text:p text:style-name="P20"/>
            <text:p text:style-name="P20">Unit/song on “Algorithm”: NYC blue print for computer science, AP CS course to establish key concepts. Looked at standards, definitions, sub-topics of algorithms → all a bit abstract → and write original lyrics of song based on these topics.</text:p>
            <text:p text:style-name="P20"/>
            <text:p text:style-name="P20">Interactive learning exp built around these songs. Uses dance challenges, Drake created a song in my feelings and a dance challenge came out of it → a huge big deal pop culture <text:span text:style-name="T17">phenomena.</text:span> Students know the dance very well → power of viral popular culture. Connected world magnifies these kinds of things. </text:p>
            <text:p text:style-name="P20"/>
            <text:p text:style-name="P20">We use kiki dance challenge as an example of the dance challenge. Break down the change like an algorithm → this move then this move then this move → this is the definition of an algorithm! SO if the drake song is an algorithm, what was his song trying to solve? Love, loneliness, so on. </text:p>
            <text:p text:style-name="P20"/>
            <text:p text:style-name="P20">Identify problems in different their world at different level → different scales depending on age group. Students brain storm ideas, <text:span text:style-name="T16">then we ask them to break down the problem and try and solve this. Breakdown problem → dive into steps → then students define dance moves or steps that capture each step of their proposed resolution. They create their own dance challenge. Doesn’t matter that they don’t become a viral hit. Talk about hashtags, how do these hashtags work in social media and spread information? This is how the algorithms work on these platforms. Multiple levels of algorithms. And that’s just on algorithms. </text:span></text:p>
            <text:p text:style-name="P20"/>
            <text:p text:style-name="P21">Partnered on other coding platforms. One struggle for these code people: they have students who can code but just because they can code, so many of them, but they can’t give the definition of an algorithm. Meeting with professionals: people are learning about a coding language and technical knowledge: 1) when they leave that lnaguage they’re lost and 2) problem solving, critical aspect, <text:soft-page-break/>theses tudents don’t know what to do. But they can get a specific function to do something. They can do the task at hand but not the problem solving and what not. That’s what we bring: critical lense and perspective. Not just the how, but they why and the what. <text:span text:style-name="T17">Void of humanity, humanity aspect. Sure now ppl are interested in “user centered” now, but only user centered to improve ppls experience using an app or something that leads to money at the end of it.</text:span></text:p>
            <text:p text:style-name="P21"/>
            <text:p text:style-name="P25">Another unit: <text:span text:style-name="T3">spec out and wire frame → make games to clarify abstraction. We create all the music, and use that as the hook and delivery mechanism of the content. Reference the role models and ppl of colour. Students can remix and create this own music and lyrics. </text:span><text:span text:style-name="T8">Now how to make this in software. Young people can create their own response and curricula, to community their resolutions to certain problems. </text:span><text:span text:style-name="T9">Next questions: how to incorporate that in to more platforms, like fortnite? Transfer to other platforms. Explored analog system. Tried digital badges, articulate what students are learning. </text:span></text:p>
          </table:table-cell>
          <table:covered-table-cell/>
        </table:table-row>
        <table:table-row>
          <table:table-cell table:style-name="Table1.A2" table:number-columns-spanned="2" office:value-type="string">
            <text:p text:style-name="P3">b. [follow up] when did you first learn about cp?</text:p>
            <text:p text:style-name="P3"/>
            <text:p text:style-name="P3"/>
          </table:table-cell>
          <table:covered-table-cell/>
        </table:table-row>
        <table:table-row>
          <table:table-cell table:style-name="Table1.A2" table:number-columns-spanned="2" office:value-type="string">
            <text:p text:style-name="P3">2. please list all your cs teaching experience(s), including where/when/who you taught.</text:p>
            <text:p text:style-name="Text_20_body"><text:s text:c="4"/>a. in which of these teaching experiences have you incorporated cp? (<text:span text:style-name="T10">in bold</text:span><text:span text:style-name="T11">)</text:span></text:p>
            <text:p text:style-name="P28">Co founded code society → 2 years ago. Former colleagues, made this organization. Unique opportunity: real relationship. Project within creative agency. High interest and needs for this teaching (critical pedagogy). Closed a kickstarter campaign → raised 100,000! Affirmation: types of folks reaching out to us. </text:p>
            <text:p text:style-name="P28">Middle school and high school →<text:span text:style-name="T19"> product itself, not non-profit. Selling access to content and learning material that anyone can take and use. A lot of in school, after school, and informal education. </text:span>→ how do we cast a wider next for diverse learners? <text:span text:style-name="T18">Vast majority are students of colour. </text:span>Goal is to sell curriculum and project to other orgs. We’re not trying to compete with other organization – fill a void. More efficient hires. <text:s/>Deal with attrition in tech schooling and stuff. Trying to go a bit younger. Adults and adult learners as well → older demographic coming up looking to learn like this. </text:p>
            <text:p text:style-name="P28">NYC. “New museum” lead incubating arts tech and design. Coworking space there. </text:p>
          </table:table-cell>
          <table:covered-table-cell/>
        </table:table-row>
        <table:table-row>
          <table:table-cell table:style-name="Table1.A2" table:number-rows-spanned="6" office:value-type="string">
            <text:p text:style-name="P4">3. for each teaching experience that you incorporated cp in your teaching, describe to me how you implemented cp in your class.</text:p>
            <text:p text:style-name="P15"/>
            <text:p text:style-name="P15"/>
            <text:p text:style-name="P15"><text:tab/></text:p>
            <text:p text:style-name="P8"><text:span text:style-name="T2">a.</text:span><text:span text:style-name="T1"> </text:span>how did the students respond? </text:p>
            <text:p text:style-name="P8"/>
            <text:p text:style-name="P8"/>
            <text:p text:style-name="P8"/>
            <text:p text:style-name="P8"/>
            <text:p text:style-name="P8"><text:span text:style-name="T12">b. </text:span>[optional prompt] what advice would you give to <text:s/><text:span text:style-name="T12">someone trying to implement this elem of cp?</text:span></text:p>
            <text:p text:style-name="P12"><text:soft-page-break/></text:p>
            <text:p text:style-name="P4"/>
            <text:p text:style-name="P4"/>
          </table:table-cell>
          <table:table-cell table:style-name="Table1.A2" office:value-type="string">
            <text:p text:style-name="P5">Facet included (bold = yes): </text:p>
            <text:p text:style-name="P6"/>
            <text:p text:style-name="P6">not bolded: include why?</text:p>
          </table:table-cell>
        </table:table-row>
        <table:table-row>
          <table:covered-table-cell/>
          <table:table-cell table:style-name="Table1.A2" office:value-type="string">
            <text:p text:style-name="P4"><text:span text:style-name="Strong_20_Emphasis"><text:span text:style-name="T4">1. </text:span></text:span><text:span text:style-name="Strong_20_Emphasis"><text:span text:style-name="T3">Engages and incorporates students’ interests and experiences in teaching</text:span></text:span></text:p>
            <text:p text:style-name="P4"><text:span text:style-name="Strong_20_Emphasis"><text:span text:style-name="T3"/></text:span></text:p>
            <text:p text:style-name="P18"><text:span text:style-name="Strong_20_Emphasis"><text:span text:style-name="T7">1. we are all artists. Musician, MCs, beat producer. Hip-hop culture, and youth culture. Tapped into the culture. Intentional about asking students, using surveys, what are you using, what are you listening to, what’s the new meme. Tapping into the trends in the digital world that students are </text:span></text:span><text:soft-page-break/><text:span text:style-name="Strong_20_Emphasis"><text:span text:style-name="T7">emersed into. Abstraction → leverage and use emojis. From binary to emoji for example. What do celebrities public display, and why?</text:span></text:span></text:p>
            <text:p text:style-name="P18"><text:span text:style-name="Strong_20_Emphasis"><text:span text:style-name="T7"/></text:span></text:p>
            <text:p text:style-name="P18"><text:span text:style-name="Strong_20_Emphasis"><text:span text:style-name="T7">Hip hop is a language. What if a student doesn’t like hip hop? That’s not the point. The learning experience is rooted in youth culture. Hip hop transcends nations. </text:span></text:span></text:p>
          </table:table-cell>
        </table:table-row>
        <table:table-row>
          <table:covered-table-cell/>
          <table:table-cell table:style-name="Table1.A2" office:value-type="string">
            <text:p text:style-name="P4"><text:span text:style-name="Strong_20_Emphasis"><text:span text:style-name="T4">2. </text:span></text:span><text:span text:style-name="Strong_20_Emphasis"><text:span text:style-name="T3">Fostering critical consciousness</text:span></text:span></text:p>
          </table:table-cell>
        </table:table-row>
        <table:table-row>
          <table:covered-table-cell/>
          <table:table-cell table:style-name="Table1.A2" office:value-type="string">
            <text:p text:style-name="P4"><text:span text:style-name="Strong_20_Emphasis"><text:span text:style-name="T4">3. </text:span></text:span><text:span text:style-name="Strong_20_Emphasis"><text:span text:style-name="T3">Activism</text:span></text:span></text:p>
          </table:table-cell>
        </table:table-row>
        <table:table-row>
          <table:covered-table-cell/>
          <table:table-cell table:style-name="Table1.A2" office:value-type="string">
            <text:p text:style-name="P4"><text:span text:style-name="Strong_20_Emphasis"><text:span text:style-name="T4">4. </text:span></text:span><text:span text:style-name="Strong_20_Emphasis"><text:span text:style-name="T3">Connecting content to society</text:span></text:span></text:p>
          </table:table-cell>
        </table:table-row>
        <table:table-row>
          <table:covered-table-cell/>
          <table:table-cell table:style-name="Table1.A2" office:value-type="string">
            <text:p text:style-name="P23"><text:span text:style-name="Strong_20_Emphasis"><text:span text:style-name="T4">5. </text:span></text:span><text:span text:style-name="Strong_20_Emphasis"><text:span text:style-name="T3">Rethinking student-teacher relationships</text:span></text:span></text:p>
            <text:p text:style-name="P23"><text:span text:style-name="Strong_20_Emphasis"><text:span text:style-name="T3"/></text:span></text:p>
            <text:p text:style-name="P24"><text:span text:style-name="Strong_20_Emphasis"><text:span text:style-name="T5">Central question to the field. A question that we’re thinking about. Figure out how to maintain, encourage, and continue while engaging and thinking of scale. Our backgrounds → not licensed but with experience. We embody this view of critical pedagogy, and prioritize and leverage trust and respect. Experts in trust and respect with students. Normally, relationships with teacher and students are </text:span></text:span><text:span text:style-name="Strong_20_Emphasis"><text:span text:style-name="T6">dysfunctional</text:span></text:span><text:span text:style-name="Strong_20_Emphasis"><text:span text:style-name="T5"> and problematic. Classroom management problem: students were of colour, teachers were white. Barrier there. Teachers aren’t from New York city. Cultural barriers. Classroom management: pavlov bell dog → a bell was a call and response mechanism. </text:span></text:span><text:span text:style-name="Strong_20_Emphasis"><text:span text:style-name="T6">If the fundamental practice is rooted in CP, how do we maintain a authenticity of this in the classroom when we aren’t there? What does it look to do world building? How can we replace the authority of the teacher to the student?</text:span></text:span></text:p>
          </table:table-cell>
        </table:table-row>
        <table:table-row>
          <table:table-cell table:style-name="Table1.A2" table:number-columns-spanned="2" office:value-type="string">
            <text:p text:style-name="P10"><text:span text:style-name="Emphasis">[follow up questions exploring what elements of cp were not included in any of their teaching using cp for list of elements]</text:span> </text:p>
            <text:p text:style-name="P10">do you do anything with [missing element]? </text:p>
            <text:p text:style-name="P10">-&gt; if no, why not?</text:p>
            <text:p text:style-name="P10"/>
            <text:p text:style-name="P10"/>
          </table:table-cell>
          <table:covered-table-cell/>
        </table:table-row>
        <table:table-row>
          <table:table-cell table:style-name="Table1.A2" table:number-columns-spanned="2" office:value-type="string">
            <text:p text:style-name="P9">Is there anything else you would like to share with me?</text:p>
            <text:p text:style-name="P9"/>
            <text:p text:style-name="P29"><text:soft-page-break/>Super interested → <text:span text:style-name="T21">explore: create a community of folks to engage and connect. Share resources. Make a community. Thank you for having the courage to step in this space, and a lot of resources.</text:span></text:p>
            <text:p text:style-name="P29"/>
            <text:p text:style-name="P30">Materials → pilot in more places. Might be able to share stuff. </text:p>
            <text:p text:style-name="P30"/>
            <text:p text:style-name="P31">Reading: </text:p>
            <text:p text:style-name="P31"/>
            <text:p text:style-name="P31">Howard Zinz People’s history of united state </text:p>
            <text:p text:style-name="P31">The open viens of latin america from the 70s. </text:p>
            <text:p text:style-name="P31">Look at case studies and examples → how colonialism established foundations of all fundamentals institutions → gvt → policy enforce. The connections!!! <text:span text:style-name="T22">Foundations of CS → new form of industrialism. </text:span></text:p>
            <text:p text:style-name="P31"/>
          </table:table-cell>
          <table:covered-table-cell/>
        </table:table-row>
      </table:table>
      <text:p text:style-name="P2"/>
      <text:p text:style-name="P27">Notes: </text:p>
      <text:p text:style-name="P27">- so its like a software solution kind of thing. <text:span text:style-name="T20">Principals and teachers are feeling the pressured. Out of box solution. Burden of responsibility is on the teacher to learn, create curricul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2T16:53:29.194350350</meta:creation-date>
    <dc:date>2019-07-11T16:13:36.532533095</dc:date>
    <meta:editing-duration>PT45M6S</meta:editing-duration>
    <meta:editing-cycles>14</meta:editing-cycles>
    <meta:generator>LibreOffice/6.2.5.2$Linux_X86_64 LibreOffice_project/20$Build-2</meta:generator>
    <meta:document-statistic meta:table-count="1" meta:image-count="0" meta:object-count="0" meta:page-count="5" meta:paragraph-count="60" meta:word-count="1863" meta:character-count="11157" meta:non-whitespace-character-count="9320"/>
  </office:meta>
</office:document-meta>
</file>